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Arial1" svg:font-family="Arial, 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onsolas" fo:font-size="10pt" fo:font-weight="normal" style:font-size-asian="10pt" style:font-weight-asian="normal" style:font-size-complex="10pt" style:font-weight-complex="normal"/>
    </style:style>
    <style:style style:name="P5" style:family="paragraph" style:parent-style-name="Standard" style:list-style-name="L1">
      <style:text-properties fo:color="#9966cc" style:font-name="Calibri" fo:font-size="10pt" style:text-underline-style="none" fo:font-weight="normal" style:font-size-asian="10pt" style:font-weight-asian="normal" style:font-size-complex="10pt" style:font-weight-complex="normal"/>
    </style:style>
    <style:style style:name="P6" style:family="paragraph" style:parent-style-name="Standard" style:list-style-name="L1">
      <style:text-properties fo:color="#6b2394" style:font-name="Consolas" fo:font-size="10pt" fo:font-weight="normal" style:font-size-asian="10pt" style:font-weight-asian="normal" style:font-size-complex="10pt" style:font-weight-complex="normal"/>
    </style:style>
    <style:style style:name="P7" style:family="paragraph" style:parent-style-name="Standard" style:list-style-name="L1">
      <style:text-properties fo:color="#6b2394" style:font-name="Consolas" fo:font-size="10pt" style:font-size-asian="10pt" style:font-size-complex="10pt"/>
    </style:style>
    <style:style style:name="P8"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P9"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0" style:family="paragraph" style:parent-style-name="Standard" style:list-style-name="L1">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P11" style:family="paragraph" style:parent-style-name="Standard" style:list-style-name="L1">
      <style:text-properties style:font-name="Calibri" fo:font-size="10pt" style:font-size-asian="10pt" style:font-size-complex="10pt"/>
    </style:style>
    <style:style style:name="P12" style:family="paragraph" style:parent-style-name="Standard" style:list-style-name="L1">
      <style:text-properties style:font-name="Calibri" fo:font-size="10pt" style:font-name-asian="Times New Roman1" style:font-size-asian="10pt" style:font-name-complex="Times New Roman1" style:font-size-complex="10pt"/>
    </style:style>
    <style:style style:name="P13" style:family="paragraph" style:parent-style-name="Standard" style:list-style-name="L1">
      <style:text-properties fo:color="#808080" style:font-name="Calibri" fo:font-size="14pt" fo:font-weight="bold" style:font-size-asian="14pt" style:font-weight-asian="bold" style:font-size-complex="14pt" style:font-weight-complex="bold"/>
    </style:style>
    <style:style style:name="P14" style:family="paragraph" style:parent-style-name="Standard" style:list-style-name="L1">
      <style:text-properties fo:color="#808080" style:font-name="Calibri" fo:font-size="14pt" fo:font-weight="bold" style:font-name-asian="Times New Roman1" style:font-size-asian="14pt" style:font-weight-asian="bold" style:font-name-complex="Times New Roman1" style:font-size-complex="14pt" style:font-weight-complex="bold"/>
    </style:style>
    <style:style style:name="P15" style:family="paragraph" style:parent-style-name="Standard" style:list-style-name="L1">
      <style:text-properties fo:color="#808080" style:font-name="Calibri" fo:font-size="10pt" fo:font-weight="normal" style:font-name-asian="Times New Roman1" style:font-size-asian="10pt" style:font-weight-asian="normal" style:font-name-complex="Times New Roman1" style:font-size-complex="10pt" style:font-weight-complex="normal"/>
    </style:style>
    <style:style style:name="P16" style:family="paragraph" style:parent-style-name="Standard" style:list-style-name="L1">
      <style:text-properties fo:color="#808080" style:font-name="Calibri" fo:font-size="10pt" fo:font-weight="bold" style:font-name-asian="Times New Roman1" style:font-size-asian="10pt" style:font-weight-asian="bold" style:font-name-complex="Times New Roman1" style:font-size-complex="10pt" style:font-weight-complex="bold"/>
    </style:style>
    <style:style style:name="P17" style:family="paragraph" style:parent-style-name="Standard" style:list-style-name="L1">
      <style:text-properties fo:color="#808080" style:font-name="Calibri" fo:font-size="10pt" style:font-name-asian="Times New Roman1" style:font-size-asian="10pt" style:font-name-complex="Times New Roman1" style:font-size-complex="10pt"/>
    </style:style>
    <style:style style:name="P18" style:family="paragraph" style:parent-style-name="Standard" style:list-style-name="L1">
      <style:text-properties fo:font-size="10pt" style:font-size-asian="10pt" style:font-size-complex="10pt"/>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weight="normal" style:font-weight-asian="normal" style:font-weight-complex="normal"/>
    </style:style>
    <style:style style:name="T8" style:family="text">
      <style:text-properties style:font-name="Calibri" style:text-underline-style="solid" style:text-underline-width="auto" style:text-underline-color="font-color" fo:font-weight="normal" style:font-weight-asian="normal" style:font-weight-complex="normal"/>
    </style:style>
    <style:style style:name="T9" style:family="text">
      <style:text-properties style:font-name="Calibri" fo:font-size="12pt" fo:font-weight="normal" style:font-size-asian="12pt" style:font-weight-asian="normal" style:font-size-complex="12pt" style:font-weight-complex="normal"/>
    </style:style>
    <style:style style:name="T10" style:family="text">
      <style:text-properties fo:color="#0000ff" style:font-name="Calibri" fo:font-size="10pt" fo:font-weight="normal" style:font-size-asian="10pt" style:font-weight-asian="normal" style:font-size-complex="10pt" style:font-weight-complex="normal"/>
    </style:style>
    <style:style style:name="T11" style:family="text">
      <style:text-properties fo:color="#0000ff" style:font-name="Calibri" fo:font-size="10pt" fo:font-weight="bold" style:font-size-asian="10pt" style:font-weight-asian="bold" style:font-size-complex="10pt" style:font-weight-complex="bold"/>
    </style:style>
    <style:style style:name="T12" style:family="text">
      <style:text-properties fo:color="#0000ff" style:font-name="Calibri" fo:font-size="18pt" fo:font-weight="normal" style:font-size-asian="18pt" style:font-weight-asian="normal" style:font-size-complex="18pt" style:font-weight-complex="normal"/>
    </style:style>
    <style:style style:name="T13" style:family="text">
      <style:text-properties fo:color="#0000ff" style:font-name="Calibri" fo:font-size="12pt" fo:font-weight="bold" style:font-size-asian="12pt" style:font-weight-asian="bold" style:font-size-complex="12pt" style:font-weight-complex="bold"/>
    </style:style>
    <style:style style:name="T14" style:family="text">
      <style:text-properties fo:color="#0000ff" style:font-name="Calibri" fo:font-size="12pt" fo:font-weight="normal" style:font-size-asian="12pt" style:font-weight-asian="normal" style:font-size-complex="12pt" style:font-weight-complex="normal"/>
    </style:style>
    <style:style style:name="T15" style:family="text">
      <style:text-properties fo:color="#ff420e" style:font-name="Calibri" fo:font-size="10pt" fo:font-weight="normal" style:font-size-asian="10pt" style:font-weight-asian="normal" style:font-size-complex="10pt" style:font-weight-complex="normal"/>
    </style:style>
    <style:style style:name="T16" style:family="text">
      <style:text-properties fo:color="#ff420e" style:font-name="Calibri" fo:font-size="10pt" fo:font-weight="bold" style:font-size-asian="10pt" style:font-weight-asian="bold" style:font-size-complex="10pt" style:font-weight-complex="bold"/>
    </style:style>
    <style:style style:name="T17" style:family="text">
      <style:text-properties fo:color="#ff420e" style:font-name="Calibri" fo:font-size="14pt" fo:font-weight="normal" style:font-size-asian="14pt" style:font-weight-asian="normal" style:font-size-complex="14pt" style:font-weight-complex="normal"/>
    </style:style>
    <style:style style:name="T18" style:family="text">
      <style:text-properties fo:color="#ff420e" fo:font-weight="normal" style:font-weight-asian="normal" style:font-weight-complex="normal"/>
    </style:style>
    <style:style style:name="T19" style:family="text">
      <style:text-properties fo:color="#ff0000" style:font-name="Calibri" fo:font-size="10pt" fo:font-weight="normal" style:font-size-asian="10pt" style:font-weight-asian="normal" style:font-size-complex="10pt" style:font-weight-complex="normal"/>
    </style:style>
    <style:style style:name="T20" style:family="text">
      <style:text-properties fo:color="#ff0000" style:font-name="Calibri" fo:font-size="10pt" fo:font-weight="bold" style:font-size-asian="10pt" style:font-weight-asian="bold" style:font-size-complex="10pt"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color="#808080" style:font-name="Calibri" fo:font-size="10pt" fo:font-weight="bold" style:font-size-asian="10pt" style:font-weight-asian="bold" style:font-size-complex="10pt" style:font-weight-complex="bold"/>
    </style:style>
    <style:style style:name="T24" style:family="text">
      <style:text-properties fo:color="#808080" style:font-name="Calibri" fo:font-size="10pt" fo:font-weight="normal" style:font-size-asian="10pt" style:font-weight-asian="normal" style:font-size-complex="10pt" style:font-weight-complex="normal"/>
    </style:style>
    <style:style style:name="T25" style:family="text">
      <style:text-properties fo:color="#808080" style:font-name="Calibri" fo:font-size="10pt" fo:font-weight="normal" style:font-name-asian="Times New Roman1" style:font-size-asian="10pt" style:font-weight-asian="normal" style:font-name-complex="Times New Roman1" style:font-size-complex="10pt" style:font-weight-complex="normal"/>
    </style:style>
    <style:style style:name="T26" style:family="text">
      <style:text-properties fo:color="#808080" style:font-name="Calibri"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27" style:family="text">
      <style:text-properties fo:color="#808080" style:font-name="Calibri" fo:font-size="14pt" fo:font-weight="bold" style:font-size-asian="14pt" style:font-weight-asian="bold" style:font-size-complex="14pt" style:font-weight-complex="bold"/>
    </style:style>
    <style:style style:name="T28" style:family="text">
      <style:text-properties fo:color="#808080" style:font-name="Calibri" fo:font-size="14pt" fo:font-weight="bold" style:font-name-asian="Times New Roman1" style:font-size-asian="14pt" style:font-weight-asian="bold" style:font-name-complex="Times New Roman1" style:font-size-complex="14pt" style:font-weight-complex="bold"/>
    </style:style>
    <style:style style:name="T29" style:family="text">
      <style:text-properties fo:color="#808080" style:text-underline-style="solid" style:text-underline-width="auto" style:text-underline-color="font-color" style:font-name-asian="Times New Roman1" style:font-name-complex="Times New Roman1"/>
    </style:style>
    <style:style style:name="T30" style:family="text">
      <style:text-properties fo:color="#000000" style:font-name="Calibri" fo:font-size="10pt" fo:font-weight="normal" style:font-size-asian="10pt" style:font-weight-asian="normal" style:font-size-complex="10pt" style:font-weight-complex="normal"/>
    </style:style>
    <style:style style:name="T31" style:family="text">
      <style:text-properties fo:color="#000000"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fo:color="#000000" style:font-name="Calibri" fo:font-size="10pt" style:font-name-asian="Arial1" style:font-size-asian="10pt" style:font-name-complex="Arial1" style:font-size-complex="10pt"/>
    </style:style>
    <style:style style:name="T33" style:family="text">
      <style:text-properties fo:color="#000000" style:font-name="Calibri" fo:font-size="10pt" fo:font-style="italic" fo:font-weight="normal" style:font-name-asian="Arial1" style:font-size-asian="10pt" style:font-style-asian="italic" style:font-weight-asian="normal" style:font-name-complex="Arial1" style:font-size-complex="10pt" style:font-style-complex="italic" style:font-weight-complex="normal"/>
    </style:style>
    <style:style style:name="T34" style:family="text">
      <style:text-properties fo:color="#000000" style:font-name="Calibri" fo:font-size="10pt" fo:font-style="italic" style:font-name-asian="Arial1" style:font-size-asian="10pt" style:font-style-asian="italic" style:font-name-complex="Arial1" style:font-size-complex="10pt" style:font-style-complex="italic"/>
    </style:style>
    <style:style style:name="T35" style:family="text">
      <style:text-properties fo:color="#000000" style:font-name="Calibri" fo:font-weight="normal" style:font-name-asian="Arial1" style:font-weight-asian="normal" style:font-name-complex="Arial1" style:font-weight-complex="normal"/>
    </style:style>
    <style:style style:name="T36" style:family="text">
      <style:text-properties fo:color="#000000" style:font-name="Calibri" style:font-name-asian="Arial1" style:font-name-complex="Arial1"/>
    </style:style>
    <style:style style:name="T37" style:family="text">
      <style:text-properties fo:color="#000000" style:font-name-asian="Arial1" style:font-name-complex="Arial1"/>
    </style:style>
    <style:style style:name="T38" style:family="text">
      <style:text-properties fo:color="#000000" fo:font-weight="normal" style:font-name-asian="Arial1" style:font-weight-asian="normal" style:font-name-complex="Arial1" style:font-weight-complex="normal"/>
    </style:style>
    <style:style style:name="T39" style:family="text">
      <style:text-properties fo:color="#000000" style:font-name="Arial1" fo:font-size="11.5pt" fo:font-style="italic" style:font-name-asian="Arial1" style:font-size-asian="11.5pt" style:font-style-asian="italic" style:font-name-complex="Arial1" style:font-size-complex="11.5pt" style:font-style-complex="italic"/>
    </style:style>
    <style:style style:name="T40" style:family="text">
      <style:text-properties fo:font-weight="normal" style:font-weight-asian="normal" style:font-weight-complex="normal"/>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fo:font-weight="normal" style:font-name-asian="Times New Roman1" style:font-size-asian="10pt" style:font-weight-asian="normal" style:font-name-complex="Times New Roman1" style:font-size-complex="10pt" style:font-weight-complex="normal"/>
    </style:style>
    <style:style style:name="T43" style:family="text">
      <style:text-properties fo:color="#ff3333" style:font-name="Calibri" fo:font-size="10pt" fo:font-weight="normal" style:font-size-asian="10pt" style:font-weight-asian="normal" style:font-size-complex="10pt" style:font-weight-complex="normal"/>
    </style:style>
    <style:style style:name="T44" style:family="text">
      <style:text-properties fo:color="#ff3333" style:font-name="Calibri" fo:font-size="10pt" fo:font-weight="bold" style:font-size-asian="10pt" style:font-weight-asian="bold" style:font-size-complex="10pt" style:font-weight-complex="bold"/>
    </style:style>
    <style:style style:name="T45" style:family="text">
      <style:text-properties fo:color="#9966cc" style:font-name="Consolas" fo:font-size="8pt" fo:font-weight="normal" style:font-size-asian="8pt" style:font-weight-asian="normal" style:font-size-complex="8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10">[orientation:horizontal]</text:span></text:p>
      <text:p text:style-name="P2"/>
      <text:list xml:id="list29455662" text:style-name="L1">
        <text:list-item>
          <text:p text:style-name="P4">Functional-Requirements</text:p>
          <text:list>
            <text:list-item>
              <text:p text:style-name="P4">Functional-Requirement [status:] [name: Print Questionnaire to PDF.] </text:p>
            </text:list-item>
          </text:list>
        </text:list-item>
        <text:list-item>
          <text:p text:style-name="P6">Functional-Requirement [status:] [access: (gov)(registrant)(NRHP)(reviewer) ][text: Restrict Government roles of reviewer, help-desk, and approver should not be allowed to alter applicant data. <text:s/>These roles can suggest changes through comments but cannot make the changes themselves.]</text:p>
        </text:list-item>
        <text:list-item>
          <text:p text:style-name="P3"><text:span text:style-name="T1">Screen [name: </text:span><text:span text:style-name="T12">Preliminary Questionnaire</text:span><text:span text:style-name="T1">] [</text:span><text:span text:style-name="T13">access:</text:span><text:span text:style-name="T1"> (public)(gov)(registrant)(NRHP)(editor)(editor-proxy)(reviewer)(approver)(help-desk)] <text:s/>[show-above-tier:3] [width:750px][interface:user] </text:span></text:p>
          <text:list>
            <text:list-item>
              <text:p text:style-name="P9">[definition: Preliminary Questionnaire provides a mechinism to determine if 1) the property exists, 2) and it has potential for being accepted. ]</text:p>
              <text:list>
                <text:list-item>
                  <text:p text:style-name="P3"><text:span text:style-name="T45">Non-Functional-Requirement [status:] [name: </text:span><text:span text:style-name="T12">Preliminary Questionnaire</text:span><text:span text:style-name="T45"> ][description: Provide an actor with a '</text:span><text:span text:style-name="T12">Preliminary Questionnaire</text:span><text:span text:style-name="T45">' screen that shows current tasks and activities of concern to the actor.]</text:span></text:p>
                </text:list-item>
                <text:list-item>
                  <text:p text:style-name="P5">Functional-Requirement[status:done] [name: Preliminary Questionnaire Screen-Access ] [description: Restrict screen access][show-screen-access:true]</text:p>
                </text:list-item>
                <text:list-item>
                  <text:p text:style-name="P5">Functional-Requirement[status:done][name: Preliminary-Questionnaire Show-Readonly][description: Provide a method to show preliminary questionnaire in a read only mode.]</text:p>
                </text:list-item>
              </text:list>
            </text:list-item>
            <text:list-item>
              <text:p text:style-name="P9">Header [text: Banner Image]</text:p>
            </text:list-item>
            <text:list-item>
              <text:p text:style-name="P3"><text:span text:style-name="T1">Title [text:</text:span><text:span text:style-name="T10">Preliminary Questionnaire</text:span><text:span text:style-name="T1">]</text:span></text:p>
              <text:p text:style-name="P9"/>
            </text:list-item>
            <text:list-item>
              <text:p text:style-name="P3"><text:span text:style-name="T31">Home</text:span><text:span text:style-name="T30"> [type: goto-button][goto:Home]</text:span></text:p>
            </text:list-item>
            <text:list-item>
              <text:p text:style-name="P3"><text:span text:style-name="T4">Ask SHPO</text:span><text:span text:style-name="T3"> </text:span><text:span text:style-name="T1">[type: new-button]</text:span></text:p>
              <text:list>
                <text:list-item>
                  <text:p text:style-name="P5">Assuption [status:][name: Preliminary Questionnaire-Ask SHPO ][description: Assuming SHPO has staff to answer this question...need policy]</text:p>
                </text:list-item>
              </text:list>
            </text:list-item>
            <text:list-item>
              <text:p text:style-name="P3"><text:span text:style-name="T4">Terms of Use</text:span><text:span text:style-name="T1"> [type: goto-button]</text:span></text:p>
            </text:list-item>
            <text:list-item>
              <text:p text:style-name="P3"><text:span text:style-name="T4">Logout</text:span><text:span text:style-name="T1"> [type: logout-button][goto:00-Start-Here]</text:span></text:p>
            </text:list-item>
            <text:list-item>
              <text:p text:style-name="P9"/>
            </text:list-item>
          </text:list>
          <text:p text:style-name="P9"/>
          <text:list text:continue-numbering="true">
            <text:list-item>
              <text:p text:style-name="P9">####### <text:s/>Give the Nomination Project a name</text:p>
            </text:list-item>
            <text:list-item>
              <text:p text:style-name="P9">####### <text:s/>Confirm Registrant and give opporunity to change addresss...</text:p>
            </text:list-item>
            <text:list-item>
              <text:p text:style-name="P13">#### National Register of Historic Places</text:p>
            </text:list-item>
            <text:list-item>
              <text:p text:style-name="P3"><text:span text:style-name="T1">Screen [name: HRHP</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3"><text:span text:style-name="T41">Label [text: National Register of Historic Places</text:span><text:span text:style-name="T42">][label-style:Screen-Title]</text:span></text:p>
                    </text:list-item>
                  </text:list>
                </text:list-item>
              </text:list>
            </text:list-item>
            <text:list-item>
              <text:p text:style-name="P13">#### Preliminary Questionnaire</text:p>
            </text:list-item>
            <text:list-item>
              <text:p text:style-name="P3"><text:span text:style-name="T1">Screen [name: PQ</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3"><text:span text:style-name="T24">Label [</text:span><text:span text:style-name="T24">text: </text:span><text:span text:style-name="T2">Preliminary Questionnaire </text:span><text:span text:style-name="T25">][la</text:span><text:span text:style-name="T25">bel-style:Screen-Sub-Title]</text:span></text:p>
                    </text:list-item>
                    <text:list-item>
                      <text:p text:style-name="P15"/>
                    </text:list-item>
                  </text:list>
                </text:list-item>
              </text:list>
            </text:list-item>
            <text:list-item>
              <text:p text:style-name="P3"><text:span text:style-name="T1">Screen [name: PQ-Introduction</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5">Label [text: Thank you for your inquiry about nominating a property to the National Register of Historic Places. The National Register of Historic Places is our nations official list of cultural resources worthy of preservation and protection. The National Register is part of a federal program to coordinate and support public and private efforts to identify, evaluate, and protect our historic and archaeological resources. Properties listed in the National Register include buildings, archaeological sites, structures, objects, and districts groups of resources that are significant in American history, architecture, archaeology, engineering, and culture. Listing in the National Register is an honorific distinction. It does not place any special requirements or restrictions on the property.][label-style:Screen-Description]</text:p>
                    </text:list-item>
                  </text:list>
                </text:list-item>
              </text:list>
            </text:list-item>
            <text:list-item>
              <text:p text:style-name="P15"/>
              <text:p text:style-name="P9"/>
            </text:list-item>
            <text:list-item>
              <text:p text:style-name="P15"/>
            </text:list-item>
            <text:list-item>
              <text:p text:style-name="P13">##### <text:s/>Project Name</text:p>
            </text:list-item>
            <text:list-item>
              <text:p text:style-name="P3"><text:span text:style-name="T23">Grid</text:span><text:span text:style-name="T1"> [name: PQ-Project Name] [title: Project Name][type:vertical][width:570px][</text:span><text:span text:style-name="T13">access:</text:span><text:span text:style-name="T1">(public)(gov)(registrant)(NRHP)(editor)(editor-proxy)]</text:span></text:p>
              <text:list>
                <text:list-item>
                  <text:p text:style-name="P3"><text:span text:style-name="T1">Data-Controls [name: GridDC PQ </text:span><text:span text:style-name="T15">Projects</text:span><text:span text:style-name="T1">][table: </text:span><text:span text:style-name="T15">Projects</text:span><text:span text:style-name="T1">]</text:span></text:p>
                </text:list-item>
                <text:list-item>
                  <text:p text:style-name="P9"/>
                </text:list-item>
                <text:list-item>
                  <text:p text:style-name="P3"><text:span text:style-name="T5">Edit </text:span><text:span text:style-name="T1">[type: edit-button][</text:span><text:span text:style-name="T13">access:</text:span><text:span text:style-name="T1">(public)(gov)(registrant)(NRHP)(editor)(editor-proxy)]</text:span></text:p>
                  <text:list>
                    <text:list-item>
                      <text:p text:style-name="P3"><text:span text:style-name="T1">Screen [name:</text:span><text:span text:style-name="T9"> </text:span><text:span text:style-name="T14">Change Project Name</text:span><text:span text:style-name="T1">][type:overlay][right:update][interface:user][</text:span><text:span text:style-name="T13">access:</text:span><text:span text:style-name="T1">(public)(gov)(registrant)(NRHP)(editor)(editor-proxy)]</text:span></text:p>
                      <text:list>
                        <text:list-item>
                          <text:p text:style-name="P9">[definition: Edit <text:s/>Application interface]</text:p>
                        </text:list-item>
                        <text:list-item>
                          <text:p text:style-name="P3"><text:span text:style-name="T1">Data-Controls [name: DCPQ </text:span><text:span text:style-name="T15">Projects </text:span><text:span text:style-name="T1">][table: </text:span><text:span text:style-name="T15">Projects</text:span><text:span text:style-name="T17"> </text:span><text:span text:style-name="T1">]</text:span></text:p>
                        </text:list-item>
                        <text:list-item>
                          <text:p text:style-name="P9"><text:span text:style-name="T22">Close</text:span> [type: close-button]</text:p>
                        </text:list-item>
                        <text:list-item>
                          <text:p text:style-name="P18"><text:span text:style-name="T8">Save</text:span><text:span text:style-name="T7"> <text:s/>[type: save-button][access:(public)(registrant)(NRHP)(editor)(editor-proxy)]</text:span></text:p>
                          <text:list>
                            <text:list-item>
                              <text:p text:style-name="P5">Functional-Requirement[status:][name: Preliminary-Questionnaire Save][description: Provide an actor with the ability to save .]</text:p>
                            </text:list-item>
                            <text:list-item>
                              <text:p text:style-name="P5">Functional-Requirement[status:][name: Preliminary-Questionnaire Restrict-Access][description: Restrict save actor's ability to .]</text:p>
                            </text:list-item>
                          </text:list>
                        </text:list-item>
                      </text:list>
                    </text:list-item>
                  </text:list>
                </text:list-item>
              </text:list>
            </text:list-item>
          </text:list>
        </text:list-item>
      </text:list>
      <text:p text:style-name="P1"/>
      <text:list xml:id="list29463925" text:continue-numbering="true" text:style-name="L1">
        <text:list-item>
          <text:list>
            <text:list-item>
              <text:p text:style-name="P13">#### Property Names Grid</text:p>
            </text:list-item>
            <text:list-item>
              <text:p text:style-name="P3"><text:span text:style-name="T23">Grid</text:span><text:span text:style-name="T1"> [name: PQ-Propery Names][title: </text:span><text:span text:style-name="T3">Property Names</text:span><text:span text:style-name="T1">][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roperty Names</text:span><text:span text:style-name="T1">][table: </text:span><text:span text:style-name="T20">Property_Nam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4">New </text:span><text:span text:style-name="T11">Property Name</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Property Names interface]</text:p>
                        </text:list-item>
                        <text:list-item>
                          <text:p text:style-name="P3"><text:span text:style-name="T1">Data-Controls [name: DC-PQ-</text:span><text:span text:style-name="T16">Property Names</text:span><text:span text:style-name="T1">][table: </text:span><text:span text:style-name="T16">Property_Names</text:span><text:span text:style-name="T1">]</text:span></text:p>
                        </text:list-item>
                        <text:list-item>
                          <text:p text:style-name="P9"><text:span text:style-name="T22">Close</text:span>[type: close-button]</text:p>
                        </text:list-item>
                        <text:list-item>
                          <text:p text:style-name="P3"><text:span text:style-name="T5">Save</text:span><text:span text:style-name="T1"> <text:s text:c="2"/>[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3">access:</text:span><text:span text:style-name="T9">(public)</text:span><text:span text:style-name="T1">(gov)</text:span><text:span text:style-name="T9">(registrant)(NRHP)]</text:span></text:p>
                  <text:list>
                    <text:list-item>
                      <text:p text:style-name="P3"><text:span text:style-name="T1">Screen [name: PQ </text:span><text:span text:style-name="T10">Change </text:span><text:span text:style-name="T11">Property Name</text:span><text:span text:style-name="T1">][type:overlay][right:update][interface:user]</text:span><text:span text:style-name="T9">[</text:span><text:span text:style-name="T13">access:</text:span><text:span text:style-name="T9">(public)</text:span><text:span text:style-name="T1">(gov)</text:span><text:span text:style-name="T9">(registrant)(NRHP)(editor)(editor-proxy)]</text:span></text:p>
                      <text:list>
                        <text:list-item>
                          <text:p text:style-name="P9">[definition: Edit Property Name number interface]</text:p>
                        </text:list-item>
                        <text:list-item>
                          <text:p text:style-name="P3"><text:span text:style-name="T1">Data-Controls [name: DC-PQ-</text:span><text:span text:style-name="T16">Property Names</text:span><text:span text:style-name="T1">][table: </text:span><text:span text:style-name="T16">Property_Names</text:span><text:span text:style-name="T1">]</text:span></text:p>
                        </text:list-item>
                        <text:list-item>
                          <text:p text:style-name="P9"><text:span text:style-name="T22">Close</text:span>[type: close-button]</text:p>
                        </text:list-item>
                        <text:list-item>
                          <text:p text:style-name="P3"><text:span text:style-name="T5">Save</text:span><text:span text:style-name="T1"> [type: save-button][access:(public)(registrant)(NRHP)(editor)(editor-proxy)]</text:span></text:p>
                        </text:list-item>
                        <text:list-item>
                          <text:p text:style-name="P9"/>
                        </text:list-item>
                      </text:list>
                    </text:list-item>
                  </text:list>
                </text:list-item>
              </text:list>
            </text:list-item>
            <text:list-item>
              <text:p text:style-name="P13">#### Property Purpose Grid</text:p>
            </text:list-item>
            <text:list-item>
              <text:p text:style-name="P3"><text:span text:style-name="T23">Grid</text:span><text:span text:style-name="T1"> [name: PQ-Location][title: </text:span><text:span text:style-name="T3">Property Purpose</text:span><text:span text:style-name="T1">][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roperty Purpose</text:span><text:span text:style-name="T1">][table: </text:span><text:span text:style-name="T20">Property_Purpose</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4">New </text:span><text:span text:style-name="T11">Property Purpose</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Property Purpose interface]</text:p>
                        </text:list-item>
                        <text:list-item>
                          <text:p text:style-name="P3"><text:span text:style-name="T1">Data-Controls [name: DC-PQ-</text:span><text:span text:style-name="T16">Property-Purpose</text:span><text:span text:style-name="T1">][table: </text:span><text:span text:style-name="T16">Property_Purpose</text:span><text:span text:style-name="T1">]</text:span></text:p>
                        </text:list-item>
                        <text:list-item>
                          <text:p text:style-name="P9"><text:span text:style-name="T22">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3">access:</text:span><text:span text:style-name="T9">(public)</text:span><text:span text:style-name="T1">(gov)</text:span><text:span text:style-name="T9">(registrant)(NRHP)]</text:span></text:p>
                  <text:list>
                    <text:list-item>
                      <text:p text:style-name="P3"><text:span text:style-name="T1">Screen [name: PQ </text:span><text:span text:style-name="T10">Change </text:span><text:span text:style-name="T11">Property Purpose</text:span><text:span text:style-name="T1">][type:overlay][right:update][interface:user]</text:span><text:span text:style-name="T9">[</text:span><text:span text:style-name="T13">access:</text:span><text:span text:style-name="T9">(public)</text:span><text:span text:style-name="T1">(gov)</text:span><text:span text:style-name="T9">(registrant)(NRHP)(editor)(editor-proxy)]</text:span></text:p>
                      <text:list>
                        <text:list-item>
                          <text:p text:style-name="P9">[definition: Edit Property Purpose number interface]</text:p>
                        </text:list-item>
                        <text:list-item>
                          <text:p text:style-name="P3"><text:span text:style-name="T1">Data-Controls [name: DC-PQ-</text:span><text:span text:style-name="T16">Property Purpose</text:span><text:span text:style-name="T1">][table: </text:span><text:span text:style-name="T16">Property_Purpose</text:span><text:span text:style-name="T1">]</text:span></text:p>
                        </text:list-item>
                        <text:list-item>
                          <text:p text:style-name="P9"><text:span text:style-name="T22">Close</text:span>[type: close-button]</text:p>
                        </text:list-item>
                        <text:list-item>
                          <text:p text:style-name="P9"><text:span text:style-name="T21">Save</text:span> [type: save-button][access:(public)(registrant)(NRHP)(editor)(editor-proxy)]</text:p>
                        </text:list-item>
                        <text:list-item>
                          <text:p text:style-name="P9"/>
                        </text:list-item>
                      </text:list>
                    </text:list-item>
                  </text:list>
                </text:list-item>
              </text:list>
            </text:list-item>
            <text:list-item>
              <text:p text:style-name="P13">#### Addresses Grid</text:p>
            </text:list-item>
            <text:list-item>
              <text:p text:style-name="P3"><text:span text:style-name="T23">Grid</text:span><text:span text:style-name="T1"> [name: PQ-Addresses][title: </text:span><text:span text:style-name="T3">Address</text:span><text:span text:style-name="T1">][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Address][table: </text:span><text:span text:style-name="T19">Address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4">New </text:span><text:span text:style-name="T10">Address</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Address interface]</text:p>
                        </text:list-item>
                        <text:list-item>
                          <text:p text:style-name="P3"><text:span text:style-name="T1">Data-Controls [name: DC-PQ-</text:span><text:span text:style-name="T15">Address</text:span><text:span text:style-name="T1">][table: </text:span><text:span text:style-name="T15">Addresses</text:span><text:span text:style-name="T1">]</text:span></text:p>
                        </text:list-item>
                        <text:list-item>
                          <text:p text:style-name="P9"><text:span text:style-name="T22">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3">access:</text:span><text:span text:style-name="T9">(public)</text:span><text:span text:style-name="T1">(gov)</text:span><text:span text:style-name="T9">(registrant)(NRHP)]</text:span></text:p>
                  <text:list>
                    <text:list-item>
                      <text:p text:style-name="P3"><text:span text:style-name="T1">Screen [name: PQ </text:span><text:span text:style-name="T10">Change Addresses</text:span><text:span text:style-name="T1">][type:overlay][right:update][interface:user]</text:span><text:span text:style-name="T9">[</text:span><text:span text:style-name="T13">access:</text:span><text:span text:style-name="T9">(public)</text:span><text:span text:style-name="T1">(gov)</text:span><text:span text:style-name="T9">(registrant)(NRHP)(editor)(editor-proxy)]</text:span></text:p>
                      <text:list>
                        <text:list-item>
                          <text:p text:style-name="P9">[definition: Edit Addresses number interface]</text:p>
                        </text:list-item>
                        <text:list-item>
                          <text:p text:style-name="P3"><text:span text:style-name="T1">Data-Controls [name: DC-PQ-</text:span><text:span text:style-name="T15">Addresses</text:span><text:span text:style-name="T1">][table: </text:span><text:span text:style-name="T15">Addresses</text:span><text:span text:style-name="T1">]</text:span></text:p>
                        </text:list-item>
                        <text:list-item>
                          <text:p text:style-name="P9"><text:span text:style-name="T22">Close</text:span>[type: close-button]</text:p>
                        </text:list-item>
                        <text:list-item>
                          <text:p text:style-name="P9"><text:span text:style-name="T21">Save</text:span> [type: save-button][access:(public)(registrant)(NRHP)(editor)(editor-proxy)]</text:p>
                        </text:list-item>
                        <text:list-item>
                          <text:p text:style-name="P9"/>
                        </text:list-item>
                      </text:list>
                    </text:list-item>
                  </text:list>
                </text:list-item>
              </text:list>
            </text:list-item>
            <text:list-item>
              <text:p text:style-name="P13">#### Location Grid</text:p>
            </text:list-item>
            <text:list-item>
              <text:p text:style-name="P3"><text:span text:style-name="T23">Grid</text:span><text:span text:style-name="T1"> [name: PQ-Location][title: </text:span><text:span text:style-name="T3">Locations</text:span><text:span text:style-name="T1">][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Locations][table: </text:span><text:span text:style-name="T19">Location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4">New Location</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Location interface]</text:p>
                        </text:list-item>
                        <text:list-item>
                          <text:p text:style-name="P3"><text:span text:style-name="T1">Data-Controls [name: DC-PQ-</text:span><text:span text:style-name="T15">Locations</text:span><text:span text:style-name="T1">][table: </text:span><text:span text:style-name="T15">Locations</text:span><text:span text:style-name="T1">]</text:span></text:p>
                        </text:list-item>
                        <text:list-item>
                          <text:p text:style-name="P9"><text:span text:style-name="T22">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3">access:</text:span><text:span text:style-name="T9">(public)</text:span><text:span text:style-name="T1">(gov)</text:span><text:span text:style-name="T9">(registrant)(NRHP)]</text:span></text:p>
                  <text:list>
                    <text:list-item>
                      <text:p text:style-name="P3"><text:span text:style-name="T1">Screen [name: PQ </text:span><text:span text:style-name="T10">Change Location</text:span><text:span text:style-name="T1">][type:overlay][right:update][interface:user]</text:span><text:span text:style-name="T9">[</text:span><text:span text:style-name="T13">access:</text:span><text:span text:style-name="T9">(public)</text:span><text:span text:style-name="T1">(gov)</text:span><text:span text:style-name="T9">(registrant)(NRHP)(editor)(editor-proxy)]</text:span></text:p>
                      <text:list>
                        <text:list-item>
                          <text:p text:style-name="P9">[definition: Edit Location number interface]</text:p>
                        </text:list-item>
                        <text:list-item>
                          <text:p text:style-name="P3"><text:span text:style-name="T1">Data-Controls [name: DC-PQ-</text:span><text:span text:style-name="T15">Locations</text:span><text:span text:style-name="T1">][table: </text:span><text:span text:style-name="T15">Locations</text:span><text:span text:style-name="T1">]</text:span></text:p>
                        </text:list-item>
                        <text:list-item>
                          <text:p text:style-name="P9"><text:span text:style-name="T22">Close</text:span>[type: close-button]</text:p>
                        </text:list-item>
                        <text:list-item>
                          <text:p text:style-name="P9"><text:span text:style-name="T21">Save</text:span> [type: save-button][access:(public)(registrant)(NRHP)(editor)(editor-proxy)]</text:p>
                        </text:list-item>
                        <text:list-item>
                          <text:p text:style-name="P9"/>
                        </text:list-item>
                      </text:list>
                    </text:list-item>
                  </text:list>
                </text:list-item>
              </text:list>
            </text:list-item>
            <text:list-item>
              <text:p text:style-name="P13">#### Historical Significance Label</text:p>
            </text:list-item>
            <text:list-item>
              <text:p text:style-name="P3"><text:span text:style-name="T1">Screen [name: Historical Significance</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3"><text:span text:style-name="T1">Label [text: Historical Significance</text:span><text:span text:style-name="T2">][label-style:Screen-Title]</text:span></text:p>
                    </text:list-item>
                  </text:list>
                </text:list-item>
              </text:list>
            </text:list-item>
            <text:list-item>
              <text:p text:style-name="P13">#### Historical Significant</text:p>
            </text:list-item>
            <text:list-item>
              <text:p text:style-name="P3"><text:span text:style-name="T1">Screen [name: Historical Significant</text:span><text:span text:style-name="T10">-Sub-Title-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Historical Significance][label-style:Screen-Sub-Title]</text:p>
                    </text:list-item>
                  </text:list>
                </text:list-item>
              </text:list>
            </text:list-item>
            <text:list-item>
              <text:p text:style-name="P13">#### Historically Significant Description</text:p>
            </text:list-item>
            <text:list-item>
              <text:p text:style-name="P3"><text:span text:style-name="T1">Screen [name: Historical Significant-</text:span><text:span text:style-name="T10">Description</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0">Label [text:<text:span text:style-name="T37"> Why is this property important?</text:span>] [label-style:Screen-Description]</text:p>
                    </text:list-item>
                  </text:list>
                </text:list-item>
              </text:list>
            </text:list-item>
            <text:list-item>
              <text:p text:style-name="P13">#### Historically Significance Grid</text:p>
            </text:list-item>
            <text:list-item>
              <text:p text:style-name="P3"><text:span text:style-name="T23">Grid</text:span><text:span text:style-name="T1"> [name: Historical Significance of Property Grid][title: Historical Significance of Property ][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 Significance of Property </text:span><text:span text:style-name="T3">]</text:span><text:span text:style-name="T1">[table: </text:span><text:span text:style-name="T15">Historical_Significance_Proper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 Significance][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 Significance interface]</text:p>
                        </text:list-item>
                        <text:list-item>
                          <text:p text:style-name="P3"><text:span text:style-name="T1">Data-Controls [name: DC-PQ- </text:span><text:span text:style-name="T15">Historical_Significance_Property_Importance</text:span><text:span text:style-name="T1">][table: </text:span><text:span text:style-name="T15">Historical_Significance_Property</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Historically Significant Events Label</text:p>
            </text:list-item>
            <text:list-item>
              <text:p text:style-name="P3"><text:span text:style-name="T1">Screen [name: Historical Significant-Events</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Historically Significant Events.][label-style:Screen-Sub-Title]</text:p>
                    </text:list-item>
                  </text:list>
                </text:list-item>
              </text:list>
            </text:list-item>
            <text:list-item>
              <text:p text:style-name="P13">#### Historically Significant Events Description</text:p>
            </text:list-item>
            <text:list-item>
              <text:p text:style-name="P3"><text:span text:style-name="T1">Screen [name: Historical Significant-Events</text:span><text:span text:style-name="T10">-Description</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3"><text:span text:style-name="T2">Label [text:</text:span><text:span text:style-name="T32">What are the most significant dates in the property's history? A significant date could be the date of construction, the date of a significant event that occurred at the property, the dates a significant person lived at the property, etc. </text:span><text:span text:style-name="T2"><text:s/>][label-style:Screen-Description]</text:span></text:p>
                    </text:list-item>
                  </text:list>
                </text:list-item>
              </text:list>
            </text:list-item>
            <text:list-item>
              <text:p text:style-name="P13">#### Historically Significant Events Grid</text:p>
            </text:list-item>
            <text:list-item>
              <text:p text:style-name="P3"><text:span text:style-name="T23">Grid</text:span><text:span text:style-name="T1"> [name: Historically Significant Events Grid][title: Historically Significant Events ][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Events </text:span><text:span text:style-name="T3">]</text:span><text:span text:style-name="T1">[table: </text:span><text:span text:style-name="T15">Historical_Significant_Event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Events][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Events interface]</text:p>
                        </text:list-item>
                        <text:list-item>
                          <text:p text:style-name="P3"><text:span text:style-name="T1">Data-Controls [name: DC-PQ- </text:span><text:span text:style-name="T15">Historically Significant Events</text:span><text:span text:style-name="T1">][table: </text:span><text:span text:style-name="T15">Historical_Significant_Events</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Historically Significant Persons Label</text:p>
            </text:list-item>
            <text:list-item>
              <text:p text:style-name="P3"><text:span text:style-name="T1">Screen [name: Historical Significant-Persons</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Historically Significant Persons.][label-style:Screen-Sub-Title]</text:p>
                    </text:list-item>
                  </text:list>
                </text:list-item>
              </text:list>
            </text:list-item>
            <text:list-item>
              <text:p text:style-name="P14">#### Historically Significant Persons Description</text:p>
            </text:list-item>
            <text:list-item>
              <text:p text:style-name="P3"><text:span text:style-name="T1">Screen [name: Historical Significant-Persons</text:span><text:span text:style-name="T10">-Description-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Associated with a significant historical person(s)<text:span text:style-name="T37">?</text:span> ][label-style:Screen-Description]</text:p>
                    </text:list-item>
                  </text:list>
                </text:list-item>
              </text:list>
            </text:list-item>
            <text:list-item>
              <text:p text:style-name="P13">#### Historically Significant Persons Grid</text:p>
            </text:list-item>
            <text:list-item>
              <text:p text:style-name="P3"><text:span text:style-name="T23">Grid</text:span><text:span text:style-name="T1"> [name: Historically Significant Persons Grid][title: Historically Significant Persons ][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Persons </text:span><text:span text:style-name="T3">]</text:span><text:span text:style-name="T1">[table: </text:span><text:span text:style-name="T15">Historical_Significant_Person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Persons][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Persons interface]</text:p>
                        </text:list-item>
                        <text:list-item>
                          <text:p text:style-name="P3"><text:span text:style-name="T1">Data-Controls [name: DC-PQ- </text:span><text:span text:style-name="T15">Historically Significant Persons</text:span><text:span text:style-name="T1">][table: </text:span><text:span text:style-name="T15">Historical_Significant_Persons</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Significant Archaeology Label</text:p>
            </text:list-item>
            <text:list-item>
              <text:p text:style-name="P3"><text:span text:style-name="T1">Screen [name: Historical Significant-Archaeology</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Significant Archaeology.][label-style:Screen-Sub-Title]</text:p>
                    </text:list-item>
                  </text:list>
                </text:list-item>
              </text:list>
            </text:list-item>
            <text:list-item>
              <text:p text:style-name="P14">#### Significant Archaeology Description</text:p>
            </text:list-item>
            <text:list-item>
              <text:p text:style-name="P3"><text:span text:style-name="T1">Screen [name: Historical Significant-Archaeology</text:span><text:span text:style-name="T10">-Description-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2"><text:span text:style-name="T40">Label [text:An archaeological site</text:span><text:span text:style-name="T37">?</text:span><text:span text:style-name="T40"> ][label-style:Screen-Description]</text:span></text:p>
                    </text:list-item>
                  </text:list>
                </text:list-item>
              </text:list>
            </text:list-item>
            <text:list-item>
              <text:p text:style-name="P3"><text:span text:style-name="T27">#### Significant </text:span><text:span text:style-name="T28">Archaeology</text:span><text:span text:style-name="T27"> Grid</text:span></text:p>
            </text:list-item>
            <text:list-item>
              <text:p text:style-name="P3"><text:span text:style-name="T23">Grid</text:span><text:span text:style-name="T1"> [name: Significant Archaeologic Site Grid][title: Significant Archaeologic Site ][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Significant Archaeologic Site </text:span><text:span text:style-name="T3">]</text:span><text:span text:style-name="T1">[table: </text:span><text:span text:style-name="T15">Significant_Archaeology_Sit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ignificant Archaeologic][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Archaeologic Site interface]</text:p>
                        </text:list-item>
                        <text:list-item>
                          <text:p text:style-name="P3"><text:span text:style-name="T1">Data-Controls [name: DC-PQ-</text:span><text:span text:style-name="T15">Significant_Archaeology_Sites</text:span><text:span text:style-name="T1">][table: </text:span><text:span text:style-name="T15">Significant_Archaeology_Sites</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Historically Significant Architecture, Design, or Engineering Label</text:p>
            </text:list-item>
            <text:list-item>
              <text:p text:style-name="P3"><text:span text:style-name="T1">Screen [name: Historical Significant-ADE</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Historically Significant Architecture, Design, or Engineering.][label-style:Screen-Sub-Title]</text:p>
                    </text:list-item>
                  </text:list>
                </text:list-item>
              </text:list>
            </text:list-item>
            <text:list-item>
              <text:p text:style-name="P13">#### Historically Significant Architecture, Design, or Engineering Label Description</text:p>
            </text:list-item>
            <text:list-item>
              <text:p text:style-name="P3"><text:span text:style-name="T1">Screen [name: Historical Significant-ADE</text:span><text:span text:style-name="T10">-Description-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2"><text:span text:style-name="T40">Label [text:</text:span><text:span text:style-name="T37">An important work of architecture, design, or engineering?</text:span><text:span text:style-name="T40"> ][label-style:Screen-Description]</text:span></text:p>
                    </text:list-item>
                  </text:list>
                </text:list-item>
              </text:list>
            </text:list-item>
            <text:list-item>
              <text:p text:style-name="P3"><text:span text:style-name="T27">#### Historically Significant </text:span><text:span text:style-name="T28">Architecture, Design, or Engineering</text:span><text:span text:style-name="T27"> Grid</text:span></text:p>
            </text:list-item>
            <text:list-item>
              <text:p text:style-name="P3"><text:span text:style-name="T23">Grid</text:span><text:span text:style-name="T1"> [name: Significant </text:span><text:span text:style-name="T23">Architecture, Design, or Engineering</text:span><text:span text:style-name="T1"> Grid][title: </text:span><text:span text:style-name="T23">Architecture, Design, or Engineering</text:span><text:span text:style-name="T1"> ][type:horizont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Significant </text:span><text:span text:style-name="T23">Architecture, Design, or Engineering</text:span><text:span text:style-name="T1"> </text:span><text:span text:style-name="T3">]</text:span><text:span text:style-name="T1">[table: </text:span><text:span text:style-name="T15">Historical_Significant_Architecture_Design_Engineering</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ignificant </text:span><text:span text:style-name="T23">Architecture, Design, or Engineering</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3"><text:span text:style-name="T1">[definition: New </text:span><text:span text:style-name="T23">Architecture, Design, or Engineering</text:span><text:span text:style-name="T1"> interface]</text:span></text:p>
                        </text:list-item>
                        <text:list-item>
                          <text:p text:style-name="P3"><text:span text:style-name="T1">Data-Controls [name: DC-PQ-</text:span><text:span text:style-name="T15">Significant_</text:span><text:span text:style-name="T23">Architecture, Design, or Engineering</text:span><text:span text:style-name="T1">][table: </text:span><text:span text:style-name="T15">Historical_Significant_Architecture_Design_Engineering</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Historically Significant Documents</text:p>
            </text:list-item>
            <text:list-item>
              <text:p text:style-name="P3"><text:span text:style-name="T1">Screen [name: Historical Significant-Documents</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0">Label [text: Historically Significant Documents.][label-style:Screen-Sub-Title]</text:p>
                    </text:list-item>
                  </text:list>
                </text:list-item>
              </text:list>
            </text:list-item>
            <text:list-item>
              <text:p text:style-name="P13">#### Historically Significant Documents 1 Description</text:p>
            </text:list-item>
            <text:list-item>
              <text:p text:style-name="P3"><text:span text:style-name="T1">Screen [name: </text:span><text:span text:style-name="T27">Historically Significant Documents</text:span><text:span text:style-name="T1">-1-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3"><text:span text:style-name="T25">Label [text: </text:span><text:span text:style-name="T32">In the space below, provide as much historical information about the property as possible. </text:span><text:span text:style-name="T34">Be certain to include sources of information, or attach photocopies of relevant printed materials.</text:span><text:span text:style-name="T39"> </text:span><text:span text:style-name="T25">] [label-style:Screen-Description]</text:span></text:p>
                    </text:list-item>
                  </text:list>
                </text:list-item>
              </text:list>
            </text:list-item>
            <text:list-item>
              <text:p text:style-name="P13">#### Historically Significant Documents Grid</text:p>
            </text:list-item>
            <text:list-item>
              <text:p text:style-name="P3"><text:span text:style-name="T23">Grid</text:span><text:span text:style-name="T1"> [name: Historically Significant Documents Grid][title: Historically Significant Documents ][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Documents </text:span><text:span text:style-name="T3">]</text:span><text:span text:style-name="T1">[table: </text:span><text:span text:style-name="T43">Document_Imag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Documents][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Documents interface]</text:p>
                        </text:list-item>
                        <text:list-item>
                          <text:p text:style-name="P3"><text:span text:style-name="T1">Data-Controls [name: DC-PQ- </text:span><text:span text:style-name="T15">Historically Significant Documents</text:span><text:span text:style-name="T1">][table: </text:span><text:span text:style-name="T15">Document_Images</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Integrity Assessment</text:p>
            </text:list-item>
            <text:list-item>
              <text:p text:style-name="P3"><text:span text:style-name="T1">Screen [name: Integrity Assessment</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5">Label [text: Integrity Assessment][label-style:Screen-Title]</text:p>
                    </text:list-item>
                  </text:list>
                </text:list-item>
              </text:list>
            </text:list-item>
            <text:list-item>
              <text:p text:style-name="P13">#### Physical Integrity Assessment Sub Title</text:p>
            </text:list-item>
            <text:list-item>
              <text:p text:style-name="P3"><text:span text:style-name="T1">Screen [name: Integrity Assessment-Sub-Title-1</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6">Label [text: Physical Integrity][label-style:Screen-Sub-Title]</text:p>
                    </text:list-item>
                  </text:list>
                </text:list-item>
              </text:list>
            </text:list-item>
            <text:list-item>
              <text:p text:style-name="P13">#### Integrity Assessment 1 Description</text:p>
            </text:list-item>
            <text:list-item>
              <text:p text:style-name="P3"><text:span text:style-name="T1">Screen [name: </text:span><text:span text:style-name="T27">Integrity Assessment</text:span><text:span text:style-name="T1">-1-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 </text:span><text:span text:style-name="T37">How would you evaluate the physical integrity of this property? Does it retain most of its original building materials? Has the property been altered, either through additions or through the removal of original elements? Explain, providing dates of changes if known:</text:span><text:span text:style-name="T40">] [label-style:Screen-Description]</text:span></text:p>
                    </text:list-item>
                  </text:list>
                </text:list-item>
              </text:list>
            </text:list-item>
            <text:list-item>
              <text:p text:style-name="P13">#### Physical Integrity Grid</text:p>
            </text:list-item>
            <text:list-item>
              <text:p text:style-name="P3"><text:span text:style-name="T23">Grid</text:span><text:span text:style-name="T1"> [name: Physical Integrity Grid][title: Physical Integrity ][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text:span><text:span text:style-name="T3">Physical Integrity]</text:span><text:span text:style-name="T1">[table: </text:span><text:span text:style-name="T43">Physical_</text:span><text:span text:style-name="T15">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Physical Integrity][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Physical Integrity interface]</text:p>
                        </text:list-item>
                        <text:list-item>
                          <text:p text:style-name="P3"><text:span text:style-name="T1">Data-Controls [name: DC-PQ- Physical</text:span><text:span text:style-name="T15"> Integrity</text:span><text:span text:style-name="T1">][table: </text:span><text:span text:style-name="T43">Physical</text:span><text:span text:style-name="T15">_Integrity</text:span><text:span text:style-name="T1">]</text:span></text:p>
                        </text:list-item>
                        <text:list-item>
                          <text:p text:style-name="P9"><text:span text:style-name="T22">Close</text:span>[type: close-button]</text:p>
                        </text:list-item>
                        <text:list-item>
                          <text:p text:style-name="P15"><text:span text:style-name="T21">Save</text:span><text:span text:style-name="T40"> [type: save-button][access:(public)(registrant)(NRHP)(editor)(editor-proxy)]</text:span></text:p>
                        </text:list-item>
                      </text:list>
                    </text:list-item>
                  </text:list>
                </text:list-item>
              </text:list>
            </text:list-item>
            <text:list-item>
              <text:p text:style-name="P13">#### Setting Integrity Assessment Sub Title</text:p>
            </text:list-item>
            <text:list-item>
              <text:p text:style-name="P3"><text:span text:style-name="T1">Screen [name: Integrity Assessment-Sub-Title-2</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6">Label [text: Setting Integrity][label-style:Screen-Sub-Title]</text:p>
                    </text:list-item>
                  </text:list>
                </text:list-item>
              </text:list>
            </text:list-item>
            <text:list-item>
              <text:p text:style-name="P13">#### Integrity Assessment 2 Description</text:p>
            </text:list-item>
            <text:list-item>
              <text:p text:style-name="P3"><text:span text:style-name="T1">Screen [name: </text:span><text:span text:style-name="T27">Integrity Assessment</text:span><text:span text:style-name="T1">-2-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text:span><text:span text:style-name="T37">Has the setting of the property changed significantly over time? For example, was the setting once rural, but now suburban? </text:span><text:span text:style-name="T40"><text:s/>] [label-style:Screen-Description]</text:span></text:p>
                    </text:list-item>
                  </text:list>
                </text:list-item>
              </text:list>
            </text:list-item>
            <text:list-item>
              <text:p text:style-name="P13">#### Setting Integrity Grid</text:p>
            </text:list-item>
            <text:list-item>
              <text:p text:style-name="P3"><text:span text:style-name="T23">Grid</text:span><text:span text:style-name="T1"> [name: Setting Integrity Grid][title: Setting Integrity ][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text:span><text:span text:style-name="T3">Setting Integrity]</text:span><text:span text:style-name="T1">[table: </text:span><text:span text:style-name="T43">Setting_</text:span><text:span text:style-name="T15">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etting Integrity][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Setting Integrity interface]</text:p>
                        </text:list-item>
                        <text:list-item>
                          <text:p text:style-name="P3"><text:span text:style-name="T1">Data-Controls [name: DC-PQ- Setting</text:span><text:span text:style-name="T15"> Integrity</text:span><text:span text:style-name="T1">][table: </text:span><text:span text:style-name="T43">Setting</text:span><text:span text:style-name="T15">_Integrity</text:span><text:span text:style-name="T1">]</text:span></text:p>
                        </text:list-item>
                        <text:list-item>
                          <text:p text:style-name="P9"><text:span text:style-name="T22">Close</text:span>[type: close-button]</text:p>
                        </text:list-item>
                        <text:list-item>
                          <text:p text:style-name="P15"><text:span text:style-name="T21">Save</text:span><text:span text:style-name="T40"> [type: save-button][access:(public)(registrant)(NRHP)(editor)(editor-proxy)]</text:span></text:p>
                        </text:list-item>
                      </text:list>
                    </text:list-item>
                  </text:list>
                </text:list-item>
              </text:list>
            </text:list-item>
            <text:list-item>
              <text:p text:style-name="P13">#### Location Integrity Assessment Sub Title</text:p>
            </text:list-item>
            <text:list-item>
              <text:p text:style-name="P3"><text:span text:style-name="T1">Screen [name: Integrity Assessment-Sub-Title-3</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6">Label [text: Location Integrity][label-style:Screen-Sub-Title]</text:p>
                    </text:list-item>
                  </text:list>
                </text:list-item>
              </text:list>
            </text:list-item>
            <text:list-item>
              <text:p text:style-name="P13">#### Integrity Assessment 3 Description</text:p>
            </text:list-item>
            <text:list-item>
              <text:p text:style-name="P3"><text:span text:style-name="T1">Screen [name: </text:span><text:span text:style-name="T27">Integrity Assessment</text:span><text:span text:style-name="T1">-3-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text:span><text:span text:style-name="T37">Does this property stand at its original location, or has it been moved? If moved, when? </text:span><text:span text:style-name="T40"><text:s text:c="2"/>] [label-style:Screen-Description]</text:span></text:p>
                    </text:list-item>
                  </text:list>
                </text:list-item>
              </text:list>
            </text:list-item>
            <text:list-item>
              <text:p text:style-name="P13">#### Location Integrity Grid</text:p>
            </text:list-item>
            <text:list-item>
              <text:p text:style-name="P3"><text:span text:style-name="T23">Grid</text:span><text:span text:style-name="T1"> [name: Location Integrity Grid][title: Location Integrity ][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Location Integrity]</text:span><text:span text:style-name="T1">[table: </text:span><text:span text:style-name="T15">Location_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Location Integrity][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Location Integrity interface]</text:p>
                        </text:list-item>
                        <text:list-item>
                          <text:p text:style-name="P3"><text:span text:style-name="T1">Data-Controls [name: DC-PQ-</text:span><text:span text:style-name="T15">Location Integrity</text:span><text:span text:style-name="T1">][table: </text:span><text:span text:style-name="T15">Location_Integrity</text:span><text:span text:style-name="T1">]</text:span></text:p>
                        </text:list-item>
                        <text:list-item>
                          <text:p text:style-name="P9"><text:span text:style-name="T22">Close</text:span>[type: close-button]</text:p>
                        </text:list-item>
                        <text:list-item>
                          <text:p text:style-name="P15"><text:span text:style-name="T21">Save</text:span> [type: save-button][access:(public)(registrant)(NRHP)(editor)(editor-proxy)]</text:p>
                        </text:list-item>
                      </text:list>
                    </text:list-item>
                  </text:list>
                </text:list-item>
              </text:list>
            </text:list-item>
            <text:list-item>
              <text:p text:style-name="P13">#### Photographs</text:p>
            </text:list-item>
            <text:list-item>
              <text:p text:style-name="P3"><text:span text:style-name="T1">Screen [name: Photographs</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3"><text:span text:style-name="T25">Labe</text:span><text:span text:style-name="T25">l [text: </text:span><text:span text:style-name="T33">Photographs</text:span><text:span text:style-name="T25">][</text:span><text:span text:style-name="T25">label-style:Screen-Title]</text:span></text:p>
                    </text:list-item>
                  </text:list>
                </text:list-item>
              </text:list>
            </text:list-item>
            <text:list-item>
              <text:p text:style-name="P13">#### Photographs 1 Description</text:p>
            </text:list-item>
            <text:list-item>
              <text:p text:style-name="P3"><text:span text:style-name="T1">Screen [name: Photographs-1-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3"><text:span text:style-name="T25">Label [text: Label all photographs, including name of the property, date of photograph, and description. The description should include what is depicted in each view (for example, front facade, living room, or stamped metal ceiling detail). Directional information is also helpful (view facing west). </text:span><text:span text:style-name="T26">These photographs will not be returned to the applicant.</text:span><text:span text:style-name="T25"> ] [label-style:Screen-Description]</text:span></text:p>
                    </text:list-item>
                  </text:list>
                </text:list-item>
              </text:list>
            </text:list-item>
            <text:list-item>
              <text:p text:style-name="P13">#### Photograph Grid</text:p>
            </text:list-item>
            <text:list-item>
              <text:p text:style-name="P3"><text:span text:style-name="T23">Grid</text:span><text:span text:style-name="T1"> [name: Photograph Grid][title: </text:span><text:span text:style-name="T3">Photographs</text:span><text:span text:style-name="T1">][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hotographs</text:span><text:span text:style-name="T1">][table: </text:span><text:span text:style-name="T44">Photograph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Photographs Images</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Photograph interface]</text:p>
                        </text:list-item>
                        <text:list-item>
                          <text:p text:style-name="P3"><text:span text:style-name="T1">Data-Controls [name: DC-PQ-</text:span><text:span text:style-name="T16">Photographic_Images</text:span><text:span text:style-name="T1">][table: </text:span><text:span text:style-name="T16">Photographs</text:span><text:span text:style-name="T1">]</text:span></text:p>
                        </text:list-item>
                        <text:list-item>
                          <text:p text:style-name="P9"><text:span text:style-name="T22">Close</text:span>[type: close-button]</text:p>
                        </text:list-item>
                        <text:list-item>
                          <text:p text:style-name="P9"><text:span text:style-name="T29">Save</text:span><text:span text:style-name="T25"> [type: save-button][access:(public)(registrant)(NRHP)(editor)(editor-proxy)]</text:span></text:p>
                        </text:list-item>
                      </text:list>
                    </text:list-item>
                  </text:list>
                </text:list-item>
              </text:list>
            </text:list-item>
            <text:list-item>
              <text:p text:style-name="P13">#### Maps</text:p>
            </text:list-item>
            <text:list-item>
              <text:p text:style-name="P3"><text:span text:style-name="T1">Screen [name: Maps</text:span><text:span text:style-name="T10">-Label</text:span><text:span text:style-name="T1">][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5">Screen_Labels</text:span><text:span text:style-name="T1">]</text:span></text:p>
                  <text:list>
                    <text:list-item>
                      <text:p text:style-name="P15">Label [text: Maps][label-style:Screen-Title]</text:p>
                    </text:list-item>
                  </text:list>
                </text:list-item>
              </text:list>
            </text:list-item>
            <text:list-item>
              <text:p text:style-name="P13">#### Maps 1 Description</text:p>
            </text:list-item>
            <text:list-item>
              <text:p text:style-name="P3"><text:span text:style-name="T1">Screen [name: Maps-1-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text:span><text:span text:style-name="T7">:</text:span><text:span text:style-name="T35"> </text:span><text:span text:style-name="T36">If the subject property comprises more than just a single building (such as a part or farmstead), then provide a rough sketch map with historic features clearly marked. (A hand-drawn map or annotated printed map will suffice.) </text:span><text:span text:style-name="T7">] </text:span><text:span text:style-name="T40">[label-style:Screen-Description]</text:span></text:p>
                    </text:list-item>
                  </text:list>
                </text:list-item>
              </text:list>
            </text:list-item>
            <text:list-item>
              <text:p text:style-name="P13">#### Maps 2 Description</text:p>
            </text:list-item>
            <text:list-item>
              <text:p text:style-name="P3"><text:span text:style-name="T1">Screen [name: Maps-2-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text:span><text:span text:style-name="T7">:</text:span><text:span text:style-name="T35"> </text:span><text:span text:style-name="T36">Historic features might include the following: driveways, paths, fences, old growth trees, orchards, outbuildings like barns or saunas, gardens, walls, entry gates, etc. Also identify new, non-historic features that have been added to the site, including dates of construction if known. </text:span><text:span text:style-name="T40">] [label-style:Screen-Description]</text:span></text:p>
                    </text:list-item>
                  </text:list>
                </text:list-item>
              </text:list>
            </text:list-item>
            <text:list-item>
              <text:p text:style-name="P13">#### Maps 3 Description</text:p>
            </text:list-item>
            <text:list-item>
              <text:p text:style-name="P3"><text:span text:style-name="T1">Screen [name: Maps-3-Description][type:textblock][interface:user][</text:span><text:span text:style-name="T13">access:</text:span><text:span text:style-name="T1"> (public)(gov)(registrant)(NRHP)(editor)(editor-proxy)]</text:span></text:p>
              <text:list>
                <text:list-item>
                  <text:p text:style-name="P9">[definition: Describes the purpose of the Screen for the reader]</text:p>
                </text:list-item>
                <text:list-item>
                  <text:p text:style-name="P11"><text:span text:style-name="T40">Data-Controls [name:PD_Data-Control][table: </text:span><text:span text:style-name="T18">Screen_Labels</text:span><text:span text:style-name="T40">]</text:span></text:p>
                  <text:list>
                    <text:list-item>
                      <text:p text:style-name="P17"><text:span text:style-name="T40">Label [text</text:span><text:span text:style-name="T40">:</text:span><text:span text:style-name="T38"> <text:s/></text:span><text:span text:style-name="T37">Label major streets and include a north arrow.</text:span><text:span text:style-name="T40">] [label-style:Screen-Description]</text:span></text:p>
                    </text:list-item>
                  </text:list>
                </text:list-item>
              </text:list>
            </text:list-item>
            <text:list-item>
              <text:p text:style-name="P13">#### Maps Grid</text:p>
            </text:list-item>
            <text:list-item>
              <text:p text:style-name="P3"><text:span text:style-name="T23">Grid</text:span><text:span text:style-name="T1"> [name: Maps Grid][title: </text:span><text:span text:style-name="T3">Maps</text:span><text:span text:style-name="T1">][type:vertical][width:600px]</text:span><text:span text:style-name="T9">[</text:span><text:span text:style-name="T13">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Maps</text:span><text:span text:style-name="T1">][table: </text:span><text:span text:style-name="T20">Map_Imag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Map Images</text:span><text:span text:style-name="T1">][type:overlay][right:create][interface:user]</text:span><text:span text:style-name="T9">[</text:span><text:span text:style-name="T13">access:</text:span><text:span text:style-name="T9">(public)</text:span><text:span text:style-name="T1">(gov)</text:span><text:span text:style-name="T9">(registrant)</text:span><text:span text:style-name="T1">(NRHP)(editor)(editor-proxy)</text:span><text:span text:style-name="T9">]</text:span></text:p>
                      <text:list>
                        <text:list-item>
                          <text:p text:style-name="P9">[definition: New Map interface]</text:p>
                        </text:list-item>
                        <text:list-item>
                          <text:p text:style-name="P3"><text:span text:style-name="T1">Data-Controls [name: DC-PQ-</text:span><text:span text:style-name="T16">Map_Images</text:span><text:span text:style-name="T1">][table: </text:span><text:span text:style-name="T16">Map_Images</text:span><text:span text:style-name="T1">]</text:span></text:p>
                        </text:list-item>
                        <text:list-item>
                          <text:p text:style-name="P9"><text:span text:style-name="T22">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
            </text:list-item>
            <text:list-item>
              <text:p text:style-name="P9">Disclaimer [text:]</text:p>
            </text:list-item>
            <text:list-item>
              <text:p text:style-name="P9">Footer [text: footer]</text:p>
            </text:list-item>
            <text:list-item>
              <text:p text:style-name="P9"/>
            </text:list-item>
          </text:list>
          <text:p text:style-name="P8"/>
        </text:list-item>
        <text:list-item>
          <text:p text:style-name="P7"><text:span text:style-name="T40">To-Do [access: </text:span>(public)(registrant)(NRHP)(editor) ][text: Add FAX<text:span text:style-name="T40">]</text:span></text:p>
        </text:list-item>
        <text:list-item>
          <text:p text:style-name="P6">To-Do [access: (public)(registrant)(NRHP)(editor) ][text: Give the Nomination Project a Name to which to refer.]</text:p>
        </text:list-item>
        <text:list-item>
          <text:p text:style-name="P6">To-Do [access: (public)(registrant)(NRHP)(editor) ][text: Provide comment button by section context.]</text:p>
        </text:list-item>
        <text:list-item>
          <text:p text:style-name="P6">To-Do [access: (public)(registrant)(NRHP)(editor) ][text: Provide Address to coordinate conversion and feedback to registrant on the quality of the location.]</text:p>
        </text:list-item>
        <text:list-item>
          <text:p text:style-name="P6"/>
          <text:list>
            <text:list-header>
              <text:p text:style-name="P6"/>
              <text:p text:style-name="P9"/>
            </text:list-header>
          </text:list>
        </text:list-item>
      </text:list>
      <text:p text:style-name="P1"/>
      <text:p text:style-name="P1"/>
      <text:list xml:id="list29465693" text:continue-numbering="true" text:style-name="L1">
        <text:list-item>
          <text:list>
            <text:list-item>
              <text:list>
                <text:list-header>
                  <text:p text:style-name="P9"/>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Arial1" svg:font-family="Arial, 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6DT15H2M15S</meta:editing-duration>
    <meta:editing-cycles>1587</meta:editing-cycles>
    <meta:generator>OpenOffice.org/3.3$Win32 OpenOffice.org_project/330m20$Build-9567</meta:generator>
    <dc:date>2012-01-31T09:32:37.64</dc:date>
    <dc:creator>James Wilfong</dc:creator>
    <meta:document-statistic meta:table-count="0" meta:image-count="0" meta:object-count="0" meta:page-count="1" meta:paragraph-count="338" meta:word-count="2543" meta:character-count="31011"/>
    <meta:user-defined meta:name="Info 1"/>
    <meta:user-defined meta:name="Info 2"/>
    <meta:user-defined meta:name="Info 3"/>
    <meta:user-defined meta:name="Info 4"/>
  </office:meta>
</office:document-meta>
</file>